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E40000025EB8EB41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5ac" officeooo:paragraph-rsid="001545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jercicio con posicionamiento absoluto</text:p>
      <text:p text:style-name="P1"><draw:frame draw:style-name="fr1" draw:name="Imagen1" text:anchor-type="paragraph" svg:width="17cm" svg:height="8.229cm" draw:z-index="0"><draw:image xlink:href="Pictures/10000201000004E40000025EB8EB41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7:44:07.087321218</meta:creation-date>
    <dc:date>2017-12-07T17:45:59.566287163</dc:date>
    <meta:editing-duration>P0D</meta:editing-duration>
    <meta:editing-cycles>1</meta:editing-cycles>
    <meta:document-statistic meta:table-count="0" meta:image-count="1" meta:object-count="0" meta:page-count="1" meta:paragraph-count="1" meta:word-count="4" meta:character-count="38" meta:non-whitespace-character-count="35"/>
    <meta:generator>LibreOffice/4.2.8.2$Linux_X86_64 LibreOffice_project/420m0$Build-2</meta:generator>
  </office:meta>
</office:document-meta>
</file>